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AF000000A65C789976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babed6" draw:fill-gradient-name="Linear_20_yellow_2f_brown" draw:fill-image-width="1cm" draw:fill-image-height="1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5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klee-2-title">
      <style:graphic-properties draw:fill-color="#ffffff" draw:auto-grow-height="true" fo:min-height="2.502cm"/>
    </style:style>
    <style:style style:name="pr2" style:family="presentation" style:parent-style-name="klee-2-notes">
      <style:graphic-properties draw:fill-color="#ffffff" draw:auto-grow-height="true" fo:min-height="10.734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6cm"/>
    </style:style>
    <style:style style:name="pr5" style:family="presentation" style:parent-style-name="標準1-outline1">
      <style:graphic-properties draw:fill-color="#ffffff" fo:min-height="15.755cm"/>
    </style:style>
    <style:style style:name="pr6" style:family="presentation" style:parent-style-name="標準1-notes">
      <style:graphic-properties draw:fill-color="#ffffff" fo:min-height="10.483cm"/>
    </style:style>
    <style:style style:name="pr7" style:family="presentation" style:parent-style-name="標準1-title">
      <style:graphic-properties draw:fill-color="#ffffff" fo:min-height="1.25cm"/>
    </style:style>
    <style:style style:name="pr8" style:family="presentation" style:parent-style-name="標準1-outline1" style:list-style-name="L4">
      <style:graphic-properties draw:fill-color="#ffffff" fo:min-height="13.565cm"/>
    </style:style>
    <style:style style:name="pr9" style:family="presentation" style:parent-style-name="標準1-notes" style:list-style-name="L5">
      <style:graphic-properties draw:fill-color="#ffffff" draw:auto-grow-height="true" fo:min-height="10.734cm"/>
    </style:style>
    <style:style style:name="pr10" style:family="presentation" style:parent-style-name="標準1-outline1">
      <style:graphic-properties draw:fill="none" draw:fill-color="#ff0000" draw:fill-image-width="0cm" draw:fill-image-height="0cm" draw:auto-grow-height="true" fo:min-height="16.006cm"/>
    </style:style>
    <style:style style:name="P1" style:family="paragraph">
      <style:paragraph-properties fo:margin-left="0cm" fo:margin-right="0cm" fo:line-height="150%" fo:text-align="end" fo:text-indent="0cm"/>
      <style:text-properties fo:font-size="14pt"/>
    </style:style>
    <style:style style:name="P2" style:family="paragraph">
      <style:paragraph-properties fo:margin-left="0cm" fo:margin-right="0cm" fo:text-align="end" fo:text-indent="0cm"/>
      <style:text-properties fo:font-size="14pt"/>
    </style:style>
    <style:style style:name="P3" style:family="paragraph">
      <style:paragraph-properties fo:margin-left="0cm" fo:margin-right="0cm" fo:line-height="100%" fo:text-align="end" fo:text-indent="0cm"/>
      <style:text-properties fo:font-size="14pt"/>
    </style:style>
    <style:style style:name="P4" style:family="paragraph">
      <style:paragraph-properties fo:margin-left="0cm" fo:margin-right="0cm" fo:line-height="150%" fo:text-align="end" fo:text-indent="0cm"/>
      <style:text-properties fo:color="#ccccff" fo:font-size="14pt" fo:font-weight="normal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text-align="end" fo:text-indent="0cm"/>
      <style:text-properties fo:font-size="18pt"/>
    </style:style>
    <style:style style:name="P7" style:family="paragraph">
      <style:paragraph-properties fo:margin-left="0cm" fo:margin-right="0cm" fo:text-align="end" fo:text-indent="0cm"/>
      <style:text-properties fo:color="#ffffff"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6cm" fo:margin-right="0cm" fo:text-indent="-0.6cm"/>
      <style:text-properties fo:font-size="18.7999992370605pt"/>
    </style:style>
    <style:style style:name="P10" style:family="paragraph">
      <style:paragraph-properties fo:margin-left="0.9cm" fo:margin-right="0cm" fo:text-indent="-0.9cm"/>
    </style:style>
    <style:style style:name="P11" style:family="paragraph">
      <style:paragraph-properties fo:margin-left="2.07cm" fo:margin-right="0cm" fo:text-indent="-0.8cm"/>
    </style:style>
    <style:style style:name="P12" style:family="paragraph">
      <style:paragraph-properties fo:margin-left="0.9cm" fo:margin-right="0cm" fo:text-indent="-0.9cm"/>
      <style:text-properties fo:font-size="20pt" style:font-size-asian="20pt" style:font-size-complex="20pt"/>
    </style:style>
    <style:style style:name="P13" style:family="paragraph">
      <style:paragraph-properties fo:margin-left="0.6cm" fo:margin-right="0cm" fo:text-indent="-0.6cm"/>
    </style:style>
    <style:style style:name="P14" style:family="paragraph">
      <style:paragraph-properties fo:margin-left="0.9cm" fo:margin-right="0cm" text:enable-numbering="false" fo:text-indent="-0.9cm"/>
    </style:style>
    <style:style style:name="P15" style:family="paragraph">
      <style:paragraph-properties fo:margin-left="3.6cm" fo:margin-right="0cm" fo:line-height="200%" text:enable-numbering="false" fo:text-indent="-0.6cm">
        <style:tab-stops>
          <style:tab-stop style:position="3.88cm"/>
        </style:tab-stops>
      </style:paragraph-properties>
    </style:style>
    <style:style style:name="P16" style:family="paragraph">
      <style:paragraph-properties fo:margin-left="3.6cm" fo:margin-right="0cm" fo:line-height="100%" text:enable-numbering="false" fo:text-indent="-0.6cm">
        <style:tab-stops>
          <style:tab-stop style:position="3.88cm"/>
        </style:tab-stops>
      </style:paragraph-properties>
    </style:style>
    <style:style style:name="P17" style:family="paragraph">
      <style:paragraph-properties fo:margin-left="0.9cm" fo:margin-right="0cm" fo:line-height="150%" fo:text-indent="-0.9cm"/>
    </style:style>
    <style:style style:name="P18" style:family="paragraph">
      <style:paragraph-properties fo:margin-left="2.07cm" fo:margin-right="0cm" fo:line-height="150%" fo:text-indent="-0.8cm"/>
    </style:style>
    <style:style style:name="P19" style:family="paragraph">
      <style:paragraph-properties fo:margin-left="0.9cm" fo:margin-right="0cm" fo:text-align="justify" text:enable-numbering="true" fo:text-indent="-0.9cm"/>
    </style:style>
    <style:style style:name="P20" style:family="paragraph">
      <style:paragraph-properties fo:margin-left="0.9cm" fo:margin-right="0cm" fo:text-align="justify" text:enable-numbering="false" fo:text-indent="-0.9cm"/>
    </style:style>
    <style:style style:name="P21" style:family="paragraph">
      <style:paragraph-properties fo:margin-left="3.14cm" fo:margin-right="0cm" text:enable-numbering="false" fo:text-indent="-0.6cm"/>
    </style:style>
    <style:style style:name="P22" style:family="paragraph">
      <style:paragraph-properties fo:margin-left="3.14cm" fo:margin-right="0cm" fo:text-align="start" text:enable-numbering="false" fo:text-indent="-0.6cm">
        <style:tab-stops/>
      </style:paragraph-properties>
    </style:style>
    <style:style style:name="P23" style:family="paragraph">
      <style:paragraph-properties fo:margin-left="0.9cm" fo:margin-right="0cm" fo:text-align="start" text:enable-numbering="true" fo:text-indent="-0.9cm"/>
    </style:style>
    <style:style style:name="P24" style:family="paragraph">
      <style:paragraph-properties fo:margin-left="1.2cm" fo:margin-right="0cm" fo:text-align="justify" text:enable-numbering="true" fo:text-indent="-0.9cm"/>
    </style:style>
    <style:style style:name="P25" style:family="paragraph">
      <style:paragraph-properties fo:margin-left="0.9cm" fo:margin-right="0cm" fo:line-height="150%" fo:text-indent="-0.9cm">
        <style:tab-stops/>
      </style:paragraph-properties>
    </style:style>
    <style:style style:name="P26" style:family="paragraph">
      <style:paragraph-properties fo:margin-left="2.07cm" fo:margin-right="0cm" fo:line-height="150%" fo:text-indent="-0.8cm">
        <style:tab-stops/>
      </style:paragraph-properties>
    </style:style>
    <style:style style:name="P27" style:family="paragraph">
      <style:paragraph-properties fo:margin-left="0.9cm" fo:margin-right="0cm" fo:line-height="200%" fo:text-indent="-0.9cm">
        <style:tab-stops/>
      </style:paragraph-properties>
    </style:style>
    <style:style style:name="P28" style:family="paragraph">
      <style:paragraph-properties fo:margin-left="4.8cm" fo:margin-right="0cm" fo:line-height="200%" fo:text-align="justify" text:enable-numbering="false" fo:text-indent="-0.6cm"/>
    </style:style>
    <style:style style:name="P29" style:family="paragraph">
      <style:paragraph-properties fo:margin-left="4.8cm" fo:margin-right="0cm" fo:text-align="justify" text:enable-numbering="false" fo:text-indent="-0.6cm"/>
    </style:style>
    <style:style style:name="P30" style:family="paragraph">
      <style:paragraph-properties fo:margin-left="3.14cm" fo:margin-right="0cm" fo:line-height="150%" fo:text-indent="-0.6cm">
        <style:tab-stops/>
      </style:paragraph-properties>
    </style:style>
    <style:style style:name="P31" style:family="paragraph">
      <style:paragraph-properties fo:margin-left="3.14cm" fo:margin-right="0cm" fo:line-height="200%" fo:text-align="justify" text:enable-numbering="false" fo:text-indent="-0.6cm"/>
    </style:style>
    <style:style style:name="P32" style:family="paragraph">
      <style:paragraph-properties fo:margin-left="3.14cm" fo:margin-right="0cm" fo:text-align="justify" text:enable-numbering="false" fo:text-indent="-0.6cm"/>
    </style:style>
    <style:style style:name="P33" style:family="paragraph">
      <style:paragraph-properties fo:margin-left="5.68cm" fo:margin-right="0cm" fo:line-height="150%" fo:text-align="justify" text:enable-numbering="false" fo:text-indent="-0.6cm"/>
    </style:style>
    <style:style style:name="P34" style:family="paragraph">
      <style:paragraph-properties fo:margin-left="5.68cm" fo:margin-right="0cm" fo:line-height="100%" fo:text-align="justify" text:enable-numbering="false" fo:text-indent="-0.6cm"/>
    </style:style>
    <style:style style:name="P35" style:family="paragraph">
      <style:paragraph-properties fo:margin-left="2.07cm" fo:margin-right="0cm" fo:line-height="100%" fo:text-align="justify" text:enable-numbering="true" fo:text-indent="-0.8cm"/>
    </style:style>
    <style:style style:name="P36" style:family="paragraph">
      <style:paragraph-properties fo:margin-left="2.07cm" fo:margin-right="0cm" fo:line-height="100%" fo:text-indent="-0.8cm">
        <style:tab-stops/>
      </style:paragraph-properties>
    </style:style>
    <style:style style:name="P37" style:family="paragraph">
      <style:paragraph-properties fo:margin-left="0.9cm" fo:margin-right="0cm" fo:line-height="150%" text:enable-numbering="true" fo:text-indent="-0.9cm">
        <style:tab-stops/>
      </style:paragraph-properties>
    </style:style>
    <style:style style:name="P38" style:family="paragraph">
      <style:paragraph-properties fo:margin-left="2.07cm" fo:margin-right="0cm" fo:line-height="150%" text:enable-numbering="false" fo:text-indent="-0.8cm">
        <style:tab-stops/>
      </style:paragraph-properties>
    </style:style>
    <style:style style:name="P39" style:family="paragraph">
      <style:paragraph-properties fo:margin-left="0.9cm" fo:margin-right="0cm" fo:line-height="100%" fo:text-indent="-0.9cm">
        <style:tab-stops/>
      </style:paragraph-properties>
    </style:style>
    <style:style style:name="P40" style:family="paragraph">
      <style:paragraph-properties fo:margin-left="2.07cm" fo:margin-right="0cm" text:enable-numbering="false" fo:text-indent="-0.8cm"/>
    </style:style>
    <style:style style:name="P41" style:family="paragraph">
      <style:paragraph-properties fo:margin-left="2.07cm" fo:margin-right="0cm" fo:line-height="200%" fo:text-align="justify" text:enable-numbering="false" fo:text-indent="-0.8cm"/>
    </style:style>
    <style:style style:name="P42" style:family="paragraph">
      <style:paragraph-properties fo:margin-left="2.07cm" fo:margin-right="0cm" fo:line-height="100%" fo:text-align="justify" text:enable-numbering="false" fo:text-indent="-0.8cm"/>
    </style:style>
    <style:style style:name="P43" style:family="paragraph">
      <style:paragraph-properties fo:margin-left="0.9cm" fo:margin-right="0cm" fo:line-height="100%" fo:text-align="justify" text:enable-numbering="true" fo:text-indent="-0.9cm"/>
    </style:style>
    <style:style style:name="P44" style:family="paragraph">
      <style:paragraph-properties fo:margin-left="0.9cm" fo:margin-right="0cm" fo:line-height="100%" fo:text-align="justify" text:enable-numbering="false" fo:text-indent="-0.9cm"/>
    </style:style>
    <style:style style:name="P45" style:family="paragraph">
      <style:paragraph-properties fo:margin-left="4.8cm" fo:margin-right="0cm" fo:line-height="100%" fo:text-align="justify" text:enable-numbering="false" fo:text-indent="-0.6cm"/>
    </style:style>
    <style:style style:name="P46" style:family="paragraph">
      <style:paragraph-properties fo:margin-left="3.14cm" fo:margin-right="0cm" fo:line-height="100%" fo:text-align="justify" text:enable-numbering="false" fo:text-indent="-0.6cm"/>
    </style:style>
    <style:style style:name="P47" style:family="paragraph">
      <style:paragraph-properties fo:margin-left="0.9cm" fo:margin-right="0cm" fo:line-height="200%" fo:text-align="justify" text:enable-numbering="true" fo:text-indent="-0.9cm"/>
    </style:style>
    <style:style style:name="P48" style:family="paragraph">
      <style:paragraph-properties fo:margin-left="4.8cm" fo:margin-right="0cm" fo:line-height="150%" fo:text-align="justify" text:enable-numbering="false" fo:text-indent="-0.6cm"/>
    </style:style>
    <style:style style:name="P49" style:family="paragraph">
      <style:paragraph-properties fo:margin-left="0.9cm" fo:margin-right="0cm" fo:line-height="100%" text:enable-numbering="false" fo:text-indent="-0.9cm">
        <style:tab-stops/>
      </style:paragraph-properties>
    </style:style>
    <style:style style:name="P50" style:family="paragraph">
      <style:paragraph-properties fo:margin-left="0.9cm" fo:margin-right="0cm" text:enable-numbering="true" fo:text-indent="-0.9cm"/>
    </style:style>
    <style:style style:name="P51" style:family="paragraph">
      <style:paragraph-properties fo:margin-left="3.14cm" fo:margin-right="0cm" fo:text-indent="-0.6cm"/>
    </style:style>
    <style:style style:name="P52" style:family="paragraph">
      <style:paragraph-properties fo:margin-left="5.68cm" fo:margin-right="0cm" text:enable-numbering="false" fo:text-indent="-0.6cm"/>
    </style:style>
    <style:style style:name="P53" style:family="paragraph">
      <style:paragraph-properties fo:margin-left="4.8cm" fo:margin-right="0cm" text:enable-numbering="false" fo:text-indent="-0.6cm"/>
    </style:style>
    <style:style style:name="P54" style:family="paragraph">
      <style:paragraph-properties fo:margin-left="4.8cm" fo:margin-right="0cm" fo:line-height="150%" text:enable-numbering="false" fo:text-indent="-0.6cm"/>
    </style:style>
    <style:style style:name="P55" style:family="paragraph">
      <style:paragraph-properties fo:margin-left="2.07cm" fo:margin-right="0cm" fo:line-height="150%" text:enable-numbering="true" fo:text-indent="-0.8cm"/>
    </style:style>
    <style:style style:name="T1" style:family="text">
      <style:text-properties fo:color="#ccccff" fo:font-size="16pt" fo:font-weight="normal" style:font-size-asian="16pt" style:font-size-complex="16pt"/>
    </style:style>
    <style:style style:name="T2" style:family="text">
      <style:text-properties fo:color="#ccccff" fo:font-size="14pt" fo:font-weight="normal" style:font-size-asian="12pt" style:font-size-complex="24pt"/>
    </style:style>
    <style:style style:name="T3" style:family="text">
      <style:text-properties fo:color="#ccccff" fo:font-size="10pt" fo:font-weight="normal" style:font-size-asian="10pt" style:font-size-complex="10pt"/>
    </style:style>
    <style:style style:name="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ffff66" fo:font-family="Arial" style:font-family-generic="swiss" style:font-pitch="variable" fo:font-size="18pt" fo:font-weight="normal" style:font-family-asian="標楷體" style:font-style-name-asian="粗體" style:font-family-generic-asian="script" style:font-pitch-asian="fixed" style:font-size-asian="20pt" style:font-weight-asian="normal" style:font-size-complex="24pt" style:font-weight-complex="normal"/>
    </style:style>
    <style:style style:name="T6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7" style:family="text">
      <style:text-properties fo:color="#ffffff" fo:font-family="Arial" style:font-family-generic="swiss" style:font-pitch="variable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family="Courier" style:font-family-generic="modern" style:font-pitch="variable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family="Courier" style:font-family-generic="modern" style:font-pitch="variable" fo:font-size="22pt" style:font-size-asian="22pt" style:font-size-complex="22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family="Courier" style:font-family-generic="modern" style:font-pitch="variable" fo:font-size="24pt" style:font-size-asian="24pt" style:font-size-complex="24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family="Courier" style:font-family-generic="modern" style:font-pitch="variable" fo:font-size="16pt" style:font-size-asian="16pt" style:font-size-complex="16pt"/>
    </style:style>
    <style:style style:name="T18" style:family="text">
      <style:text-properties fo:font-family="Courier" style:font-family-generic="modern" style:font-pitch="variable" fo:font-size="20pt" style:font-size-asian="20pt" style:font-size-complex="20pt"/>
    </style:style>
    <style:style style:name="T19" style:family="text">
      <style:text-properties fo:font-family="Arial" style:font-family-generic="swiss" style:font-pitch="variable" fo:font-size="24pt" style:font-size-asian="24pt" style:font-size-complex="2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22" style:family="text">
      <style:text-properties fo:font-size="24pt" fo:font-style="italic" style:font-size-asian="24pt" style:font-style-asian="italic" style:font-size-complex="24pt" style:font-style-complex="italic"/>
    </style:style>
    <style:style style:name="T2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family="Arial" style:font-family-generic="swiss" style:font-pitch="variable" fo:font-size="18pt" style:font-size-asian="18pt" style:font-size-complex="18pt"/>
    </style:style>
    <style:style style:name="T28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29" style:family="text">
      <style:text-properties fo:font-family="Arial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family="Courier" style:font-family-generic="modern" style:font-pitch="variable"/>
    </style:style>
    <style:style style:name="T32" style:family="text">
      <style:text-properties fo:font-family="Arial" style:font-family-generic="swiss" style:font-pitch="variabl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fo:color="#ff3366" style:text-underline-style="none" fo:font-weight="normal" style:font-weight-asian="normal" style:font-weight-complex="normal"/>
    </style:style>
    <style:style style:name="T35" style:family="text">
      <style:text-properties fo:font-family="Arial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36" style:family="text">
      <style:text-properties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T37" style:family="text">
      <style:text-properties fo:font-family="Arial" style:font-family-generic="swiss" style:font-pitch="variable" fo:font-size="26pt" style:font-size-asian="26pt" style:font-size-complex="26pt"/>
    </style:style>
    <style:style style:name="T38" style:family="text">
      <style:text-properties fo:font-family="Courier" style:font-family-generic="modern" style:font-pitch="variable" fo:font-size="26pt" style:font-size-asian="26pt" style:font-size-complex="26pt"/>
    </style:style>
    <style:style style:name="T39" style:family="text">
      <style:text-properties fo:font-family="Courier" style:font-family-generic="modern" style:font-pitch="variable" fo:font-style="normal" style:font-style-asian="normal" style:font-style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family="Courier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42" style:family="text">
      <style:text-properties fo:font-family="Arial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2" presentation:presentation-page-layout-name="AL1T1">
        <office:forms form:automatic-focus="false" form:apply-design-mode="false"/>
        <draw:frame draw:style-name="gr1" draw:text-style-name="P4" draw:layer="layout" svg:width="25.492cm" svg:height="6.752cm" svg:x="0cm" svg:y="10.503cm">
          <draw:text-box>
            <text:p text:style-name="P1"><text:span text:style-name="T1">An Introduction to PLEXIL and the Universal Executive</text:span></text:p>
            <text:p text:style-name="P1"><text:span text:style-name="T1"/></text:p>
            <text:p text:style-name="P1"><text:span text:style-name="T1"/></text:p>
            <text:p text:style-name="P2"><text:span text:style-name="T1">Part 2: Standard Plexil Language</text:span></text:p>
            <text:p text:style-name="P2"><text:span text:style-name="T2"/></text:p>
            <text:p text:style-name="P2"><text:span text:style-name="T2"/></text:p>
            <text:p text:style-name="P3"><text:span text:style-name="T3"/></text:p>
            <text:p text:style-name="P3"><text:span text:style-name="T3"/></text:p>
            <text:p text:style-name="P1"><text:span text:style-name="T3">Copyright © 2008 USRA <text:s text:c="35"/>This presentation was developed in Open Office Impress. <text:s/>Template courtesy of Chih-Hao Tsai (technology.cstsai.org/impress).</text:span></text:p>
          </draw:text-box>
        </draw:frame>
        <draw:frame draw:style-name="gr2" draw:text-style-name="P5" draw:layer="layout" svg:width="10.996cm" svg:height="3.751cm" svg:x="1.499cm" svg:y="6.501cm">
          <draw:text-box>
            <text:p text:style-name="P5"><text:span text:style-name="T4">NASA Ames Research Center</text:span><text:span text:style-name="T4"><text:line-break/></text:span><text:span text:style-name="T5">Autonomous Systems and Robotics</text:span><text:span text:style-name="T6"><text:line-break/></text:span><text:span text:style-name="T6">Planning and Scheduling Group</text:span><text:span text:style-name="T6"><text:line-break/></text:span><text:span text:style-name="T6"/></text:p>
          </draw:text-box>
        </draw:frame>
        <draw:frame draw:style-name="gr3" draw:text-style-name="P7" draw:layer="layout" svg:width="9.997cm" svg:height="0.962cm" svg:x="15.495cm" svg:y="8.902cm">
          <draw:text-box>
            <text:p text:style-name="P6"><text:span text:style-name="T7">PLEXIL Workshop</text:span></text:p>
          </draw:text-box>
        </draw:frame>
        <draw:frame presentation:style-name="pr1" draw:text-style-name="P8" draw:layer="layout" svg:width="2.999cm" svg:height="2.502cm" svg:x="22.992cm" svg:y="17.704cm" presentation:class="title" presentation:user-transformed="true">
          <draw:text-box>
            <text:p text:style-name="P8"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09cm" svg:height="9.67cm" svg:x="3.749cm" svg:y="2.683cm" draw:page-number="1" presentation:class="page"/>
          <draw:frame presentation:style-name="pr2" draw:text-style-name="P9" draw:layer="layout" svg:width="14.925cm" svg:height="10.734cm" svg:x="3.34cm" svg:y="13.292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3">
        <office:forms form:automatic-focus="false" form:apply-design-mode="false"/>
        <draw:frame presentation:style-name="pr3" draw:text-style-name="P8" draw:layer="layout" svg:width="23.992cm" svg:height="1.501cm" svg:x="0.499cm" svg:y="1cm" presentation:class="title">
          <draw:text-box>
            <text:p text:style-name="P8">Standard Plexil – Outline</text:p>
          </draw:text-box>
        </draw:frame>
        <draw:frame presentation:style-name="pr4" draw:text-style-name="P12" draw:layer="layout" svg:width="11.22cm" svg:height="16.006cm" svg:x="0.999cm" svg:y="4.001cm" presentation:class="outline">
          <draw:text-box>
            <text:list text:style-name="L2">
              <text:list-item>
                <text:p text:style-name="P10"><text:span text:style-name="T8">Introduction</text:span></text:p>
              </text:list-item>
            </text:list>
            <text:list text:style-name="L2">
              <text:list-item>
                <text:p text:style-name="P10"><text:span text:style-name="T8">Nodes</text:span></text:p>
              </text:list-item>
            </text:list>
            <text:list text:style-name="L2">
              <text:list-item>
                <text:p text:style-name="P10"><text:span text:style-name="T8">Node Attribute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Vari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Condi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Interf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Library Node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Node Type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Empty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Assignment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Command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Function Call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Update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Library Call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List Node</text:span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11.22cm" svg:height="15.755cm" svg:x="12.781cm" svg:y="4.001cm" presentation:class="outline">
          <draw:text-box>
            <text:list text:style-name="L2">
              <text:list-item>
                <text:p text:style-name="P10"><text:span text:style-name="T8">Data Types and Expression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The UNKNOWN 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Numeric Express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Boolean Express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String Express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Array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World State (lookups)</text:span></text:p>
              </text:list-item>
            </text:list>
            <text:list text:style-name="L2">
              <text:list-item>
                <text:p text:style-name="P10"><text:span text:style-name="T8">Node State</text:span></text:p>
              </text:list-item>
            </text:list>
            <text:list text:style-name="L2">
              <text:list-item>
                <text:p text:style-name="P10"><text:span text:style-name="T8">Compiling into XML</text:span></text:p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2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- Introduction</text:p>
          </draw:text-box>
        </draw:frame>
        <draw:frame presentation:style-name="pr5" draw:text-style-name="P10" draw:layer="layout" svg:width="22.993cm" svg:height="15.755cm" svg:x="0.999cm" svg:y="4.001cm" presentation:class="outline">
          <draw:text-box>
            <text:list text:style-name="L2">
              <text:list-item>
                <text:p text:style-name="P10">Standard programming syntax for PLEXIL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0">Exampl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9">SimpleAssignment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9">{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9"><text:s text:c="2"/></text:span><text:span text:style-name="T9">Integer foo = 0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9"><text:s text:c="2"/></text:span><text:span text:style-name="T9">PostCondition: foo == 3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9"><text:s text:c="2"/></text:span><text:span text:style-name="T9">Assignment: foo = 3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9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1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7"><text:span text:style-name="T11">Complied (translated) into PLEXIL XML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11">XML format described by XML schemas found in </text:span><text:span text:style-name="T12">plexil/sch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3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4" draw:style-name="dp3" draw:master-page-name="標準1" presentation:presentation-page-layout-name="AL1T1">
        <office:forms form:automatic-focus="false" form:apply-design-mode="false"/>
        <draw:frame presentation:style-name="pr3" draw:text-style-name="P8" draw:layer="layout" svg:width="23.992cm" svg:height="1.501cm" svg:x="0.499cm" svg:y="1cm" presentation:class="title">
          <draw:text-box>
            <text:p text:style-name="P8">Standard Plexil – Nodes</text:p>
          </draw:text-box>
        </draw:frame>
        <draw:frame presentation:style-name="pr8" draw:text-style-name="P24" draw:layer="layout" svg:width="23.904cm" svg:height="14.069cm" svg:x="1.041cm" svg:y="5.08cm" presentation:class="outline" presentation:user-transformed="true">
          <draw:text-box>
            <text:list text:style-name="L2">
              <text:list-item>
                <text:p text:style-name="P19"><text:span text:style-name="T13">General format:</text:span></text:p>
              </text:list-item>
            </text:list>
            <text:list text:style-name="L2">
              <text:list-item>
                <text:p text:style-name="P20"/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4">&lt;node name&gt;: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4">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4"><text:s text:c="2"/></text:span><text:span text:style-name="T14">&lt;node attributes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4"><text:s text:c="2"/></text:span><text:span text:style-name="T14">&lt;node body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4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<text:span text:style-name="T15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3"><text:span text:style-name="T13">Node name, attributes, and body are all optional. <text:s/>E.g. an empty node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5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4">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14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4" presentation:class="page"/>
          <draw:frame presentation:style-name="pr9" draw:text-style-name="P8" draw:layer="layout" svg:width="14.925cm" svg:height="10.734cm" svg:x="3.34cm" svg:y="13.292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1T1">
        <office:forms form:automatic-focus="false" form:apply-design-mode="false"/>
        <draw:frame presentation:style-name="pr3" draw:text-style-name="P8" draw:layer="layout" svg:width="23.992cm" svg:height="1.501cm" svg:x="0.499cm" svg:y="1cm" presentation:class="title">
          <draw:text-box>
            <text:p text:style-name="P8">Standard Plexil – Node Attributes</text:p>
          </draw:text-box>
        </draw:frame>
        <draw:frame presentation:style-name="pr4" draw:text-style-name="P10" draw:layer="layout" svg:width="22.993cm" svg:height="16.006cm" svg:x="0.999cm" svg:y="4.001cm" presentation:class="outline">
          <draw:text-box>
            <text:list text:style-name="L2">
              <text:list-item>
                <text:p text:style-name="P10"><text:span text:style-name="T8">Node Attribute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Variab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Condi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Interf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Library No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5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Variables</text:p>
          </draw:text-box>
        </draw:frame>
        <draw:frame presentation:style-name="pr5" draw:text-style-name="P10" draw:layer="layout" svg:width="22.993cm" svg:height="15.755cm" svg:x="0.999cm" svg:y="4.001cm" presentation:class="outline">
          <draw:text-box>
            <text:list text:style-name="L2">
              <text:list-item>
                <text:p text:style-name="P25">A node may declare local variables.</text:p>
              </text:list-item>
            </text:list>
            <text:list text:style-name="L2">
              <text:list-item>
                <text:list>
                  <text:list-item>
                    <text:p text:style-name="P26">Visible to the node and its descendants (lexical scop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Of type Boolean, integer, real, string, or array</text:p>
                  </text:list-item>
                </text:list>
              </text:list-item>
            </text:list>
            <text:list text:style-name="L2">
              <text:list-item>
                <text:p text:style-name="P27">Example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9">Boolean isReset = tru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9">Integer n = 123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9">Real pi = 3.14159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9">String message = "hello there"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9">Integer scores[100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9">Real defaults[10] = #(1.3 2.0 3.5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6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Conditions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25"><text:span text:style-name="T15">A node's conditions are Boolean expressions.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8">If omitted, defaults app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8">Up to one clause for each condition typ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6">Start</text:span><text:span text:style-name="T8">, </text:span><text:span text:style-name="T16">end</text:span><text:span text:style-name="T8">, </text:span><text:span text:style-name="T16">pre</text:span><text:span text:style-name="T8">, </text:span><text:span text:style-name="T16">post</text:span><text:span text:style-name="T8">, </text:span><text:span text:style-name="T16">invariant</text:span><text:span text:style-name="T8">, and </text:span><text:span text:style-name="T16">repeat</text:span><text:span text:style-name="T8"> condi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7"><text:span text:style-name="T15">Example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1"><text:span text:style-name="T17">StartCondition: Node1.outcome == SUCCESS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2"><text:span text:style-name="T17">EndCondition: SignalEndOfPlan.state == FINISHED ||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2"><text:span text:style-name="T17"><text:s text:c="23"/></text:span><text:span text:style-name="T17">SendAbortUpdate.state == FINISHED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2"><text:span text:style-name="T17">PostCondition: AtGoal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2"><text:span text:style-name="T17">InvariantCondition: LookupOnChange(ZZZZCWEC5520J) == 1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2"><text:span text:style-name="T17">RepeatCondition: Count &lt; 10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7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Interface</text:p>
          </draw:text-box>
        </draw:frame>
        <draw:frame presentation:style-name="pr5" draw:text-style-name="P10" draw:layer="layout" svg:width="22.993cm" svg:height="15.755cm" svg:x="0.999cm" svg:y="4.001cm" presentation:class="outline">
          <draw:text-box>
            <text:list text:style-name="L2">
              <text:list-item>
                <text:p text:style-name="P25"><text:span text:style-name="T15">Example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3"><text:span text:style-name="T18">{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><text:s text:c="2"/></text:span><text:span text:style-name="T18">Integer x = 2;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><text:s text:c="2"/></text:span><text:span text:style-name="T18">String message = “Enter number:” 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><text:s text:c="2"/></text:span><text:span text:style-name="T18">NodeList: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><text:s text:c="4"/></text:span><text:span text:style-name="T18">{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><text:s text:c="6"/></text:span><text:span text:style-name="T18">InOut Integer x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><text:s text:c="6"/></text:span><text:span text:style-name="T18">In String message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><text:s text:c="6"/></text:span><text:span text:style-name="T18">Integer y = 5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><text:s text:c="6"/></text:span><text:span text:style-name="T18">NodeList: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><text:s text:c="8"/></text:span><text:span text:style-name="T18">{ Assignment: x = y + 2; 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><text:s text:c="8"/></text:span><text:span text:style-name="T18">{ Command print(message); 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><text:s text:c="4"/></text:span><text:span text:style-name="T1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8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5"><text:span text:style-name="T19">Note that all nodes are anonymous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7"><text:s text:c="4"/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2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8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Interface (continued)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25"><text:span text:style-name="T11">A node's </text:span><text:span text:style-name="T21">interface</text:span><text:span text:style-name="T11"> is the set of variables it can access.</text:span></text:p>
              </text:list-item>
            </text:list>
            <text:list text:style-name="L2">
              <text:list-item>
                <text:list>
                  <text:list-item>
                    <text:p text:style-name="P36"><text:span text:style-name="T15">An interface includes </text:span><text:span text:style-name="T22">readable</text:span><text:span text:style-name="T15"> (</text:span><text:span text:style-name="T23">in</text:span><text:span text:style-name="T15">) and </text:span><text:span text:style-name="T22">writable</text:span><text:span text:style-name="T15"> (</text:span><text:span text:style-name="T23">in-out</text:span><text:span text:style-name="T15">) variabl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6"><text:span text:style-name="T15">Defaults to the union of the parent's interface and local variables.</text:span></text:p>
                  </text:list-item>
                </text:list>
              </text:list-item>
            </text:list>
            <text:list text:style-name="L2">
              <text:list-item>
                <text:p text:style-name="P37"><text:span text:style-name="T11">Interface clauses </text:span><text:span text:style-name="T24">restrict</text:span><text:span text:style-name="T11"> the node's interface.</text:span></text:p>
              </text:list-item>
            </text:list>
            <text:list text:style-name="L2">
              <text:list-item>
                <text:list>
                  <text:list-item>
                    <text:p text:style-name="P36"><text:span text:style-name="T15">By default, variables can be read and written in descendant nod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8"><text:span text:style-name="T8"/></text:p>
                  </text:list-item>
                </text:list>
              </text:list-item>
            </text:list>
            <text:list text:style-name="L2">
              <text:list-item>
                <text:p text:style-name="P39"><text:span text:style-name="T11">When an Interface is clause is used, it defines the </text:span><text:span text:style-name="T24">entire</text:span><text:span text:style-name="T11"> interface of the node.</text:span></text:p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9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Library Nodes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25"><text:span text:style-name="T15">Library nodes are nodes you wish to call in other nodes.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5">They are invoked by </text:span><text:span text:style-name="T25">Library Call Nodes</text:span><text:span text:style-name="T15">.</text:span></text:p>
                  </text:list-item>
                </text:list>
              </text:list-item>
            </text:list>
            <text:list text:style-name="L2">
              <text:list-item>
                <text:p text:style-name="P25"><text:span text:style-name="T15">Any node can be a library node.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5">Library nodes often have Interface claus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5">These interface clauses </text:span><text:span text:style-name="T22">must</text:span><text:span text:style-name="T15"> declare the type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5"><text:span text:style-name="T15">Library nodes are top level nodes (one per file).</text:span></text:p>
              </text:list-item>
            </text:list>
            <text:list text:style-name="L2">
              <text:list-item>
                <text:p text:style-name="P27"><text:span text:style-name="T15">Upcoming slide on library nodes has examples.</text:span></text:p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10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Node Types</text:p>
          </draw:text-box>
        </draw:frame>
        <draw:frame presentation:style-name="pr5" draw:text-style-name="P10" draw:layer="layout" svg:width="22.993cm" svg:height="15.755cm" svg:x="0.999cm" svg:y="4.001cm" presentation:class="outline">
          <draw:text-box>
            <text:list text:style-name="L2">
              <text:list-item>
                <text:p text:style-name="P10"><text:span text:style-name="T8">Node Type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Empty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Assignment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Command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Function Call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Update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Library Call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List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8"/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The type of the node is determined by its </text:span><text:span text:style-name="T26">body</text:span><text:span text:style-name="T8">.</text:span></text:p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11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Empty Node</text:p>
          </draw:text-box>
        </draw:frame>
        <draw:frame presentation:style-name="pr5" draw:text-style-name="P10" draw:layer="layout" svg:width="22.993cm" svg:height="15.891cm" svg:x="0.999cm" svg:y="4.001cm" presentation:class="outline" presentation:user-transformed="true">
          <draw:text-box>
            <text:list text:style-name="L2">
              <text:list-item>
                <text:p text:style-name="P25"><text:span text:style-name="T15">Empty nodes have no body. <text:s/>They may contain only attributes.</text:span></text:p>
              </text:list-item>
            </text:list>
            <text:list text:style-name="L2">
              <text:list-item>
                <text:p text:style-name="P27"><text:span text:style-name="T15">Example:</text:span></text:p>
              </text:list-item>
            </text:list>
            <text:list text:style-name="L2">
              <text:list-item>
                <text:list>
                  <text:list-item>
                    <text:p text:style-name="P41"><text:span text:style-name="T9">VerifyTemp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9">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9"><text:s/></text:span><text:span text:style-name="T9">PostCondition: LookupNow("engine_temperature") &gt; 100.0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9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27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3"><text:span text:style-name="T19">Common uses for empty nodes: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19">Verification of a state (as in above exampl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5"><text:span text:style-name="T19">Stubs (for testing or incremental development)</text:span></text:p>
                  </text:list-item>
                </text:list>
              </text:list-item>
            </text:list>
            <text:list text:style-name="L2">
              <text:list-item>
                <text:p text:style-name="P44"><text:span text:style-name="T19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2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12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Assignment Node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25"><text:span text:style-name="T15">Identified by an Assignment clause, e.g.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1"><text:span text:style-name="T9">// A simple assignment no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1"><text:span text:style-name="T9">IncrementCounter: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9">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9"><text:s text:c="2"/></text:span><text:span text:style-name="T9">Assignment: ExecutionCount = 1 + ExecutionCoun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9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9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3"><text:span text:style-name="T19">The assigned variable must be writable.</text:span></text:p>
              </text:list-item>
            </text:list>
            <text:list text:style-name="L2">
              <text:list-item>
                <text:p text:style-name="P47"><text:span text:style-name="T19">The source (RHS) of the assignment is an expression whose type must match that of the variable.</text:span></text:p>
              </text:list-item>
            </text:list>
            <text:list text:style-name="L2">
              <text:list-item>
                <text:p text:style-name="P47"><text:span text:style-name="T19">Expressions are described later.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13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Command Node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27"><text:span text:style-name="T15">Identified by a Command clause, e.g.</text:span></text:p>
              </text:list-item>
            </text:list>
            <text:list text:style-name="L2">
              <text:list-item>
                <text:list>
                  <text:list-item>
                    <text:p text:style-name="P41"><text:span text:style-name="T17">// A simple command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17">ConfirmProceed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17">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17"><text:s text:c="2"/></text:span><text:span text:style-name="T17">Boolean resu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17"><text:s text:c="2"/></text:span><text:span text:style-name="T17">EndCondition: isKnown(result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17"><text:s text:c="2"/></text:span><text:span text:style-name="T17">PostCondition: resul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17"><text:s text:c="2"/></text:span><text:span text:style-name="T17">Command: result = QueryYesNo("Proceed with instructions?"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17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9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3"><text:span text:style-name="T19">The assigned variable is optional and must be writable.</text:span></text:p>
              </text:list-item>
            </text:list>
            <text:list text:style-name="L2">
              <text:list-item>
                <text:p text:style-name="P44"><text:span text:style-name="T19"/></text:p>
              </text:list-item>
            </text:list>
            <text:list text:style-name="L2">
              <text:list-item>
                <text:p text:style-name="P43"><text:span text:style-name="T19">Call to command immediately returns a </text:span><text:span text:style-name="T28">handle, </text:span><text:span text:style-name="T29">finishing the node.</text:span><text:span text:style-name="T19"> <text:s/>(Plan's execution is not blocked).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19">This is independent of the returned </text:span><text:span text:style-name="T28">value</text:span><text:span text:style-name="T19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14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Function Call Node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27"><text:span text:style-name="T15">Identified by the FunctionCall statement.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"><text:span text:style-name="T9">// A simple function call no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9">EstimatedTimeOfArrival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9">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9"><text:s text:c="2"/></text:span><text:span text:style-name="T9">In Real x, y, z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9"><text:s text:c="2"/></text:span><text:span text:style-name="T9">InOut Real ETA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9"><text:s text:c="2"/></text:span><text:span text:style-name="T9">FunctionCall: ETA = ComputeETA (x,y,z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9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9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3"><text:span text:style-name="T19">The assigned variable is optional and must be writable.</text:span></text:p>
              </text:list-item>
            </text:list>
            <text:list text:style-name="L2">
              <text:list-item>
                <text:p text:style-name="P44"><text:span text:style-name="T19"/></text:p>
              </text:list-item>
            </text:list>
            <text:list text:style-name="L2">
              <text:list-item>
                <text:p text:style-name="P43"><text:span text:style-name="T19">Very similar to Command node. <text:s/>Differences: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19">Semantically, should not have effect on external worl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5"><text:span text:style-name="T19">Node ends after value is return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15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Update Node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27"><text:span text:style-name="T15">Identified by an Update clause</text:span></text:p>
              </text:list-item>
            </text:list>
            <text:list text:style-name="L2">
              <text:list-item>
                <text:list>
                  <text:list-item>
                    <text:p text:style-name="P41"><text:span text:style-name="T9">// A simple update n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9">SendAbortUpdat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9">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9"><text:s text:c="2"/></text:span><text:span text:style-name="T9">StartCondition: MonitorAbortSignal.state == FINISHED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9"><text:s text:c="2"/></text:span><text:span text:style-name="T9">Update: taskId = taskTypeAndId[1], result = -2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9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4"><text:span text:style-name="T19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3"><text:span text:style-name="T19">Any number of name/value bindings are allowed.</text:span></text:p>
              </text:list-item>
            </text:list>
            <text:list text:style-name="L2">
              <text:list-item>
                <text:p text:style-name="P44"><text:span text:style-name="T19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9"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16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Library Call Node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25"><text:span text:style-name="T15">Identified by a LibraryCall clause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9">Example library nod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8"><text:span text:style-name="T17">F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>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><text:s text:c="2"/></text:span><text:span text:style-name="T17">In Integer i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><text:s text:c="2"/></text:span><text:span text:style-name="T17">InOut Integer j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><text:s text:c="2"/></text:span><text:span text:style-name="T17">Assignment: j = j * j + i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5"><text:span text:style-name="T19">Example call to above library node (note declaration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1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>LibraryNode F(In Integer i, InOut Integer j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>LibraryCallTest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>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><text:s text:c="2"/></text:span><text:span text:style-name="T17">Integer k = 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><text:s text:c="2"/></text:span><text:span text:style-name="T17">LibraryCall: F(i=12, j=k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7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17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List Node</text:p>
          </draw:text-box>
        </draw:frame>
        <draw:frame presentation:style-name="pr5" draw:text-style-name="P10" draw:layer="layout" svg:width="22.993cm" svg:height="18.433cm" svg:x="0.999cm" svg:y="4.001cm" presentation:class="outline" presentation:user-transformed="true">
          <draw:text-box>
            <text:list text:style-name="L2">
              <text:list-item>
                <text:p text:style-name="P39"><text:span text:style-name="T15">Identified by a NodeList clause. <text:s/>Example:</text:span></text:p>
              </text:list-item>
            </text:list>
            <text:list text:style-name="L2">
              <text:list-item>
                <text:p text:style-name="P49"><text:span text:style-name="T15"/></text:p>
              </text:list-item>
            </text:list>
            <text:list text:style-name="L2">
              <text:list-item>
                <text:list>
                  <text:list-item>
                    <text:p text:style-name="P42"><text:span text:style-name="T9">Root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9">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9"><text:s text:c="2"/></text:span><text:span text:style-name="T9">NodeList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9">{ Assignment: count = count + 1; 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9">Detect: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9"><text:s/></text:span><text:span text:style-name="T9">{ StartCondition: LookupOnChange(“button-pressed”); 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9">React: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9">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9"><text:s text:c="2"/></text:span><text:span text:style-name="T9">StartCondition: Detect.State == FINISHED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9"><text:s text:c="2"/></text:span><text:span text:style-name="T9">Command: activate_device(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6"><text:span text:style-name="T9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4"><text:span text:style-name="T9"><text:s text:c="4"/></text:span><text:span text:style-name="T9">}</text:span></text:p>
              </text:list-item>
            </text:list>
            <text:list text:style-name="L2">
              <text:list-item>
                <text:p text:style-name="P44"><text:span text:style-name="T9"/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19">The first node is anonymous and unconstraine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5"><text:span text:style-name="T19">The second node, </text:span><text:span text:style-name="T14">Detect</text:span><text:span text:style-name="T19">, is empty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5"><text:span text:style-name="T19">The third node, </text:span><text:span text:style-name="T14">React</text:span><text:span text:style-name="T19">, runs after </text:span><text:span text:style-name="T14">Detect</text:span><text:span text:style-name="T19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34"><text:span text:style-name="T9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18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1T1">
        <office:forms form:automatic-focus="false" form:apply-design-mode="false"/>
        <draw:frame presentation:style-name="pr3" draw:text-style-name="P8" draw:layer="layout" svg:width="23.992cm" svg:height="1.501cm" svg:x="0.499cm" svg:y="1cm" presentation:class="title">
          <draw:text-box>
            <text:p text:style-name="P8">Standard Plexil – Wrapup</text:p>
          </draw:text-box>
        </draw:frame>
        <draw:frame presentation:style-name="pr4" draw:text-style-name="P10" draw:layer="layout" svg:width="22.993cm" svg:height="16.006cm" svg:x="0.999cm" svg:y="4.001cm" presentation:class="outline">
          <draw:text-box>
            <text:list text:style-name="L2">
              <text:list-item>
                <text:p text:style-name="P10"><text:span text:style-name="T8"><text:s/></text:span><text:span text:style-name="T8">Data types and expression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The UNKNOWN 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Numeric Express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Boolean Express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String Express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8">Array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World State (lookups)</text:span></text:p>
              </text:list-item>
            </text:list>
            <text:list text:style-name="L2">
              <text:list-item>
                <text:p text:style-name="P10"><text:span text:style-name="T8">Node State</text:span></text:p>
              </text:list-item>
            </text:list>
            <text:list text:style-name="L2">
              <text:list-item>
                <text:p text:style-name="P10"><text:span text:style-name="T8">Compiling into XML</text:span></text:p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19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The UNKNOWN value</text:p>
          </draw:text-box>
        </draw:frame>
        <draw:frame presentation:style-name="pr5" draw:text-style-name="P10" draw:layer="layout" svg:width="22.993cm" svg:height="15.755cm" svg:x="0.999cm" svg:y="4.001cm" presentation:class="outline">
          <draw:text-box>
            <text:list text:style-name="L2">
              <text:list-item>
                <text:p text:style-name="P10">Extends every type</text:p>
              </text:list-item>
            </text:list>
            <text:list text:style-name="L2">
              <text:list-item>
                <text:p text:style-name="P10">Default initial value for variables and array elements</text:p>
              </text:list-item>
            </text:list>
            <text:list text:style-name="L2">
              <text:list-item>
                <text:p text:style-name="P10">Results when a lookup fails</text:p>
              </text:list-item>
            </text:list>
            <text:list text:style-name="L2">
              <text:list-item>
                <text:p text:style-name="P10">Results when a requested node timepoint is invalid</text:p>
              </text:list-item>
            </text:list>
            <text:list text:style-name="L2">
              <text:list-item>
                <text:p text:style-name="P10">Part of PLEXIL's <text:span text:style-name="T30">three-value</text:span> Boolean logic</text:p>
              </text:list-item>
            </text:list>
            <text:list text:style-name="L2">
              <text:list-item>
                <text:p text:style-name="P10">Not a literal – cannot be used in a plan</text:p>
              </text:list-item>
            </text:list>
            <text:list text:style-name="L2">
              <text:list-item>
                <text:list>
                  <text:list-item>
                    <text:p text:style-name="P11">Instead, queried through isKnown ope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20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- Numeric Expressions</text:p>
          </draw:text-box>
        </draw:frame>
        <draw:frame presentation:style-name="pr5" draw:text-style-name="P10" draw:layer="layout" svg:width="22.993cm" svg:height="15.755cm" svg:x="0.999cm" svg:y="4.001cm" presentation:class="outline">
          <draw:text-box>
            <text:list text:style-name="L2">
              <text:list-item>
                <text:p text:style-name="P10">Evaluate to numbers (integer or real)</text:p>
              </text:list-item>
            </text:list>
            <text:list text:style-name="L2">
              <text:list-item>
                <text:p text:style-name="P10">Literals </text:p>
              </text:list-item>
            </text:list>
            <text:list text:style-name="L2">
              <text:list-item>
                <text:list>
                  <text:list-item>
                    <text:p text:style-name="P11">Inte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Reals</text:p>
                  </text:list-item>
                </text:list>
              </text:list-item>
            </text:list>
            <text:list text:style-name="L2">
              <text:list-item>
                <text:p text:style-name="P10">Variables of type integer or real</text:p>
              </text:list-item>
            </text:list>
            <text:list text:style-name="L2">
              <text:list-item>
                <text:p text:style-name="P10">Lookups</text:p>
              </text:list-item>
            </text:list>
            <text:list text:style-name="L2">
              <text:list-item>
                <text:p text:style-name="P10">Node timepoint values</text:p>
              </text:list-item>
            </text:list>
            <text:list text:style-name="L2">
              <text:list-item>
                <text:p text:style-name="P10">Arithmetic operations</text:p>
              </text:list-item>
            </text:list>
            <text:list text:style-name="L2">
              <text:list-item>
                <text:list>
                  <text:list-item>
                    <text:p text:style-name="P11">Add, subtract, multiply, divi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quare root, absolute value</text:p>
                  </text:list-item>
                </text:list>
              </text:list-item>
            </text:list>
            <text:list text:style-name="L2">
              <text:list-item>
                <text:p text:style-name="P10">Arrays: size, element index, elements (for numeric arrays)</text:p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21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Numeric Expressions (continued)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10">Example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234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12.9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X (where X was declared Integer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Bar (where Bar was declared Rea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LookupNow ("ExternalTemperature"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TakePicture.EXECUTING.START <text:s text:c="2"/>(a node timepoint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Bar + 4.5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X - (30 + LookupNow("x") 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3 * X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(3 * X)/(X - 2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sqrt(X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abs(X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Entries[X] (where Entries is an array of integer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4"><text:span text:style-name="T10"/></text:p>
              </text:list-item>
            </text:list>
            <text:list text:style-name="L2">
              <text:list-item>
                <text:p text:style-name="P50"><text:span text:style-name="T11">Integers and reals can be mixed in many operations (semantics intuitive, but needs documentation!)</text:span></text:p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22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1T1">
        <office:forms form:automatic-focus="false" form:apply-design-mode="false"/>
        <draw:frame presentation:style-name="pr3" draw:text-style-name="P8" draw:layer="layout" svg:width="23.992cm" svg:height="1.501cm" svg:x="0.499cm" svg:y="1cm" presentation:class="title">
          <draw:text-box>
            <text:p text:style-name="P8">Standard Plexil – Boolean Expressions</text:p>
          </draw:text-box>
        </draw:frame>
        <draw:frame presentation:style-name="pr10" draw:text-style-name="P10" draw:layer="layout" svg:width="22.993cm" svg:height="16.006cm" svg:x="0.999cm" svg:y="4.001cm" presentation:class="outline" presentation:user-transformed="true">
          <draw:text-box>
            <text:list text:style-name="L2">
              <text:list-item>
                <text:p text:style-name="P10">Boolean literals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1">true, fa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2">PLEXIL has a three-valued Boolean logic, which adds </text:span><text:span text:style-name="T14">UNKNOWN</text:span><text:span text:style-name="T32">, but this is not <text:s/>a valid liter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1"><text:span text:style-name="T32">Use </text:span><text:span text:style-name="T14">isKnown</text:span><text:span text:style-name="T32"> operator to detect </text:span><text:span text:style-name="T14">UNKNOWN</text:span><text:span text:style-name="T32">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32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0">Boolean-typed variables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1">Boolean flag = fals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1">StartCondition: flag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31"/></text:p>
                  </text:list-item>
                </text:list>
              </text:list-item>
            </text:list>
            <text:list text:style-name="L2">
              <text:list-item>
                <text:p text:style-name="P10">Lookups that return a Boolean-valued state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0">Array elements (of Boolean arrays)</text:p>
              </text:list-item>
            </text:list>
            <text:list text:style-name="L2">
              <text:list-item>
                <text:p text:style-name="P14"/>
              </text:list-item>
            </text:list>
          </draw:text-box>
        </draw:frame>
        <draw:frame draw:style-name="gr5" draw:layer="layout" svg:width="6.875cm" svg:height="3.867cm" svg:x="39.235cm" svg:y="9.18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4.09cm" svg:height="9.67cm" svg:x="3.749cm" svg:y="2.683cm" draw:page-number="23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Boolean Expressions (continued)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10">Comparison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list>
                  <text:list-item>
                    <text:p text:style-name="P11">Equal, not equ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2">Postcondition: attempts == success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2">Precondition: arm_status != engaged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Less than, greater than (or <text:s/>equa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2">StartCondition: temperature &lt; 70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2">InvariantCondition: altitude &gt; 4000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2">PreCondition: LookupOnChange(“score”) &gt;= 10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2">Precondition: LookupNow(“tachometer”) &lt; 6500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24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Boolean Expressions (continued)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10">Operations <text:span text:style-name="T33">(</text:span><text:span text:style-name="T34">NOTE: these are not “short circuiting”</text:span><text:span text:style-name="T33">)</text:span></text:p>
              </text:list-item>
            </text:list>
            <text:list text:style-name="L2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Negation (not): <text:s/><text:tab/><text:tab/><text:span text:style-name="T31">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Disjunction (or): <text:tab/><text:tab/><text:span text:style-name="T31">!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njunction (and): <text:tab/><text:span text:style-name="T31">&amp;&amp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Exclusive Or: <text:tab/><text:tab/><text:span text:style-name="T31">X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  <text:list text:style-name="L2">
              <text:list-item>
                <text:p text:style-name="P10">Examples</text:p>
              </text:list-item>
            </text:list>
            <text:list text:style-name="L2">
              <text:list-item>
                <text:list>
                  <text:list-item>
                    <text:p text:style-name="P40"><text:span text:style-name="T1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2">StartCondition: ! LookupOnChange(“engine_on”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2">StartCondition: temp &gt; 100 || rpm &gt; 600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2">StartCondition: score &lt; 10 &amp;&amp; my_tur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2">Assignment: result = (x &gt; 10) XOR (y &gt; 1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25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Boolean Expressions (continued)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10">Examples</text:p>
              </text:list-item>
            </text:list>
            <text:list text:style-name="L2">
              <text:list-item>
                <text:list>
                  <text:list-item>
                    <text:p text:style-name="P40"><text:span text:style-name="T17">Tr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7">Fa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7">CommandReceived (where CommandReceived was declared Boolea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7">LookupOnChange("Rover:initialized"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7">count &lt;= 30 (where count was declared Intege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7">LookupNow("Rover:batteryCharge") &gt; 120.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7">! CommandReceiv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7">LookupOnChange("Rover:initialized") || CommandReceiv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7">Flags[3] (where Flags is an array of Boolea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7">isKnown(val) (where val is any variabl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7">node3.state == FINISHED &amp;&amp; node3.outcome == SUCC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26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String Expressions</text:p>
          </draw:text-box>
        </draw:frame>
        <draw:frame presentation:style-name="pr5" draw:text-style-name="P10" draw:layer="layout" svg:width="22.993cm" svg:height="15.755cm" svg:x="0.999cm" svg:y="4.001cm" presentation:class="outline">
          <draw:text-box>
            <text:list text:style-name="L2">
              <text:list-item>
                <text:p text:style-name="P10">Evaluate to strings</text:p>
              </text:list-item>
            </text:list>
            <text:list text:style-name="L2">
              <text:list-item>
                <text:list>
                  <text:list-item>
                    <text:p text:style-name="P11">Literal strings (double quoted, as in “hello”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Variables of type str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Looku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tring concatenation (+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  <text:list text:style-name="L2">
              <text:list-item>
                <text:p text:style-name="P10">Examples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"foo"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"Would you like to continue?"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Username </text:span><text:span text:style-name="T27">(</text:span><text:span text:style-name="T35">where </text:span><text:span text:style-name="T36">Username</text:span><text:span text:style-name="T35"> was declared string</text:span><text:span text:style-name="T27">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LookupNow("username"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"Hello, " + "Fred" <text:s text:c="3"/>=&gt; "Hello, Fred"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9">"Hello, " + Userna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27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Arrays</text:p>
          </draw:text-box>
        </draw:frame>
        <draw:frame presentation:style-name="pr5" draw:text-style-name="P10" draw:layer="layout" svg:width="22.993cm" svg:height="15.755cm" svg:x="0.999cm" svg:y="4.001cm" presentation:class="outline">
          <draw:text-box>
            <text:list text:style-name="L2">
              <text:list-item>
                <text:p text:style-name="P50">Example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list>
                  <text:list-item>
                    <text:p text:style-name="P40"><text:span text:style-name="T9">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9"><text:s text:c="2"/></text:span><text:span text:style-name="T9">// array of 10 Boolea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9"><text:s text:c="2"/></text:span><text:span text:style-name="T9">Boolean flags[10]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9">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9"><text:s text:c="2"/></text:span><text:span text:style-name="T9">// array of 6 integers, with X[0]=1, X[1]=3, X[2] = 5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9"><text:s text:c="2"/></text:span><text:span text:style-name="T9">// X[3] through X[5] are UNKNOW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9"><text:s text:c="2"/></text:span><text:span text:style-name="T9">Integer X[6] = #(1 3 5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9"><text:s text:c="2"/></text:span><text:span text:style-name="T9">Assignment: X[3] = X[2] + 1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9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37"/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9"/></text:p>
              </text:list-item>
            </text:list>
            <text:list text:style-name="L2">
              <text:list-item>
                <text:list>
                  <text:list-item>
                    <text:p text:style-name="P40"><text:span text:style-name="T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3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28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World State</text:p>
          </draw:text-box>
        </draw:frame>
        <draw:frame presentation:style-name="pr5" draw:text-style-name="P10" draw:layer="layout" svg:width="22.993cm" svg:height="15.755cm" svg:x="0.999cm" svg:y="4.001cm" presentation:class="outline">
          <draw:text-box>
            <text:list text:style-name="L2">
              <text:list-item>
                <text:p text:style-name="P10">Obtained through <text:span text:style-name="T30">lookups</text:span></text:p>
              </text:list-item>
            </text:list>
            <text:list text:style-name="L2">
              <text:list-item>
                <text:p text:style-name="P14"><text:span text:style-name="T30"/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9">LookupNow (&lt;state_name&gt;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1"><text:span text:style-name="T40">Immediate (poll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1"><text:span text:style-name="T40">Valid only in check conditions (pre, post, invariant) and action node bod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4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41">LookupOnChange (&lt;state_name&gt;, &lt;tolerance&gt;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1"><text:span text:style-name="T40">Tolerance optional, defaults to 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1"><text:span text:style-name="T40">Value returned when state changes (subscribe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1"><text:span text:style-name="T40">Valid only in gate conditions (start, end, repeat, skip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1"><text:span text:style-name="T4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4"><text:span text:style-name="T36"/></text:p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29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World State (continued)</text:p>
          </draw:text-box>
        </draw:frame>
        <draw:frame presentation:style-name="pr5" draw:text-style-name="P10" draw:layer="layout" svg:width="22.993cm" svg:height="15.755cm" svg:x="0.999cm" svg:y="4.001cm" presentation:class="outline">
          <draw:text-box>
            <text:list text:style-name="L2">
              <text:list-item>
                <text:p text:style-name="P10"><text:span text:style-name="T40">Example</text:span></text:p>
              </text:list-item>
            </text:list>
            <text:list text:style-name="L2">
              <text:list-item>
                <text:p text:style-name="P14"><text:span text:style-name="T40"/></text:p>
              </text:list-item>
            </text:list>
            <text:list text:style-name="L2">
              <text:list-item>
                <text:list>
                  <text:list-item>
                    <text:p text:style-name="P40"><text:span text:style-name="T36">HeatRoom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36">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36"><text:s text:c="2"/></text:span><text:span text:style-name="T36">StartCondition: LookupOnChange("Temperature") &lt; 70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36"><text:s text:c="2"/></text:span><text:span text:style-name="T36">Postcondition: LookupNow("Temperature") &gt; 70 &amp;&amp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2"><text:span text:style-name="T36"><text:s text:c="7"/></text:span><text:span text:style-name="T36">LookupNow("Temperature") &lt; 74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36"><text:s text:c="2"/></text:span><text:span text:style-name="T36">Command: RunHeaterCycle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36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><text:span text:style-name="T3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3"><text:span text:style-name="T3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30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Node State</text:p>
          </draw:text-box>
        </draw:frame>
        <draw:frame presentation:style-name="pr5" draw:text-style-name="P10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10">Consists of: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list>
                  <text:list-item>
                    <text:p text:style-name="P11">Current execution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tart and end times of each execution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Outcome of finished nod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Failure type of failed nod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Last command handle, for command nod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  <text:list text:style-name="L2">
              <text:list-item>
                <text:p text:style-name="P10">Accessible only for current node and its parent, children, and siblings.</text:p>
              </text:list-item>
            </text:list>
            <text:list text:style-name="L2">
              <text:list-item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31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2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Node State (continued)</text:p>
          </draw:text-box>
        </draw:frame>
        <draw:frame presentation:style-name="pr5" draw:text-style-name="P10" draw:layer="layout" svg:width="22.993cm" svg:height="15.755cm" svg:x="0.999cm" svg:y="4.001cm" presentation:class="outline">
          <draw:text-box>
            <text:list text:style-name="L2">
              <text:list-item>
                <text:p text:style-name="P14"><text:span text:style-name="T9">Root:</text:span></text:p>
              </text:list-item>
            </text:list>
            <text:list text:style-name="L2">
              <text:list-item>
                <text:p text:style-name="P14"><text:span text:style-name="T9">{</text:span></text:p>
              </text:list-item>
            </text:list>
            <text:list text:style-name="L2">
              <text:list-item>
                <text:p text:style-name="P14"><text:span text:style-name="T9"><text:s text:c="2"/></text:span><text:span text:style-name="T9">EndCondition: Bar.state == FINISHED;</text:span></text:p>
              </text:list-item>
            </text:list>
            <text:list text:style-name="L2">
              <text:list-item>
                <text:p text:style-name="P14"><text:span text:style-name="T9"><text:s text:c="2"/></text:span><text:span text:style-name="T9">PostCondition: Bar.outcome == SUCCESS ||</text:span></text:p>
              </text:list-item>
            </text:list>
            <text:list text:style-name="L2">
              <text:list-item>
                <text:p text:style-name="P14"><text:span text:style-name="T9"><text:s text:c="17"/></text:span><text:span text:style-name="T9">Foo.failure != INVARIANT_CONDITION_FAILED;</text:span></text:p>
              </text:list-item>
            </text:list>
            <text:list text:style-name="L2">
              <text:list-item>
                <text:p text:style-name="P14"><text:span text:style-name="T9"><text:s text:c="2"/></text:span><text:span text:style-name="T9">NodeList:</text:span></text:p>
              </text:list-item>
            </text:list>
            <text:list text:style-name="L2">
              <text:list-item>
                <text:p text:style-name="P14"><text:span text:style-name="T9"><text:s text:c="4"/></text:span><text:span text:style-name="T9">Foo: { ... }</text:span></text:p>
              </text:list-item>
            </text:list>
            <text:list text:style-name="L2">
              <text:list-item>
                <text:p text:style-name="P14"><text:span text:style-name="T9"><text:s text:c="4"/></text:span><text:span text:style-name="T9">Bar:</text:span></text:p>
              </text:list-item>
            </text:list>
            <text:list text:style-name="L2">
              <text:list-item>
                <text:p text:style-name="P14"><text:span text:style-name="T9"><text:s text:c="4"/></text:span><text:span text:style-name="T9">{</text:span></text:p>
              </text:list-item>
            </text:list>
            <text:list text:style-name="L2">
              <text:list-item>
                <text:p text:style-name="P14"><text:span text:style-name="T9"><text:s text:c="6"/></text:span><text:span text:style-name="T9">StartCondition:</text:span></text:p>
              </text:list-item>
            </text:list>
            <text:list text:style-name="L2">
              <text:list-item>
                <text:p text:style-name="P14"><text:span text:style-name="T9"><text:s text:c="8"/></text:span><text:span text:style-name="T9">Foo.command_handle == “COMMAND_ACCEPTED” &amp;&amp;</text:span></text:p>
              </text:list-item>
            </text:list>
            <text:list text:style-name="L2">
              <text:list-item>
                <text:p text:style-name="P14"><text:span text:style-name="T9"><text:s text:c="8"/></text:span><text:span text:style-name="T9">Foo.EXECUTING.START &gt; 300.0;</text:span></text:p>
              </text:list-item>
            </text:list>
            <text:list text:style-name="L2">
              <text:list-item>
                <text:p text:style-name="P14"><text:span text:style-name="T9"><text:s text:c="4"/></text:span><text:span text:style-name="T9">}</text:span></text:p>
              </text:list-item>
            </text:list>
            <text:list text:style-name="L2">
              <text:list-item>
                <text:p text:style-name="P14"><text:span text:style-name="T9">}</text:span></text:p>
              </text:list-item>
            </text:list>
            <text:list text:style-name="L2">
              <text:list-item>
                <text:p text:style-name="P14"><text:span text:style-name="T9"/></text:p>
              </text:list-item>
            </text:list>
            <text:list text:style-name="L2">
              <text:list-item>
                <text:p text:style-name="P14"><text:span text:style-name="T42">This says: Root ends when Bar is finished; Root is successful if Bar is successful, or Foo failed while maintaining its invariant; Bar starts when Foo's command has been accepted, and Foo started executing sometime after time 300.</text:span></text:p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32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draw:page draw:name="page33" draw:style-name="dp1" draw:master-page-name="標準1" presentation:presentation-page-layout-name="AL1T1">
        <office:forms form:automatic-focus="false" form:apply-design-mode="false"/>
        <draw:frame presentation:style-name="pr7" draw:text-style-name="P8" draw:layer="layout" svg:width="23.992cm" svg:height="1.25cm" svg:x="0.499cm" svg:y="1.125cm" presentation:class="title">
          <draw:text-box>
            <text:p text:style-name="P8">Standard Plexil – Compiling into XML</text:p>
          </draw:text-box>
        </draw:frame>
        <draw:frame presentation:style-name="pr5" draw:text-style-name="P17" draw:layer="layout" svg:width="22.993cm" svg:height="15.755cm" svg:x="0.999cm" svg:y="4.001cm" presentation:class="outline" presentation:user-transformed="true">
          <draw:text-box>
            <text:list text:style-name="L2">
              <text:list-item>
                <text:p text:style-name="P17">By convention, Plexil files have extension <text:span text:style-name="T12">.ple</text:span></text:p>
              </text:list-item>
            </text:list>
            <text:list text:style-name="L2">
              <text:list-item>
                <text:p text:style-name="P17">Files must contain a single plan.</text:p>
              </text:list-item>
            </text:list>
            <text:list text:style-name="L2">
              <text:list-item>
                <text:p text:style-name="P17">Plexil files are translated into XML with the <text:span text:style-name="T31">plexil</text:span> command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4"><text:span text:style-name="T31">plexil foo.p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5"><text:span text:style-name="T32">The resulting file is</text:span><text:span text:style-name="T31"> foo.pl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5">Errors and warning will get printed if there are problems. <text:s/>Fix them and try agai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09cm" svg:height="9.67cm" svg:x="3.749cm" svg:y="2.683cm" draw:page-number="33" presentation:class="page"/>
          <draw:frame presentation:style-name="pr6" draw:text-style-name="P13" draw:layer="layout" svg:width="14.925cm" svg:height="10.483cm" svg:x="3.34cm" svg:y="13.292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Black_20_0_20_Degrees" draw:display-name="Black 0 Degrees" draw:style="single" draw:color="#000000" draw:distance="0.102cm" draw:rotation="0"/>
    <draw:fill-image draw:name="klee07" xlink:href="Pictures/10000000000000AF000000A65C789976.png" xlink:type="simple" xlink:show="embed" xlink:actuate="onLoad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27" draw:display-name="Transparency 27" draw:style="radial" draw:cx="50%" draw:cy="50%" draw:start="85%" draw:end="55%" draw:border="0%"/>
    <draw:opacity draw:name="Transparency_20_29" draw:display-name="Transparency 29" draw:style="ellipsoid" draw:cx="50%" draw:cy="50%" draw:start="85%" draw:end="50%" draw:angle="1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7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klee-2-title" style:family="presentation">
      <style:graphic-properties draw:stroke="none" draw:fill="none" draw:textarea-vertical-align="middle">
        <text:list-style style:name="klee-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klee-2-subtitle" style:family="presentation">
      <style:graphic-properties draw:stroke="none" draw:fill="none" draw:textarea-vertical-align="middle">
        <text:list-style style:name="klee-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background" style:family="presentation">
      <style:graphic-properties draw:stroke="none" draw:fill="bitmap" draw:fill-color="#355e00" draw:fill-gradient-name="Gradient_20_7" draw:fill-image-name="klee07" draw:fill-image-width="7cm" draw:fill-image-height="7cm"/>
    </style:style>
    <style:style style:name="klee-2-backgroundobjects" style:family="presentation">
      <style:graphic-properties draw:fill-image-width="0cm" draw:fill-image-height="0cm" draw:shadow="hidden" draw:shadow-offset-x="0.305cm" draw:shadow-offset-y="0.305cm" draw:shadow-color="#808080"/>
    </style:style>
    <style:style style:name="klee-2-notes" style:family="presentation">
      <style:graphic-properties draw:stroke="none" draw:fill="none">
        <text:list-style style:name="klee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2-outline1" style:family="presentation">
      <style:graphic-properties draw:stroke="none" draw:fill="none">
        <text:list-style style:name="klee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outline2" style:family="presentation" style:parent-style-name="klee-2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2-outline3" style:family="presentation" style:parent-style-name="klee-2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2-outline4" style:family="presentation" style:parent-style-name="klee-2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2-outline5" style:family="presentation" style:parent-style-name="klee-2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2-outline6" style:family="presentation" style:parent-style-name="klee-2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2-outline7" style:family="presentation" style:parent-style-name="klee-2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2-outline8" style:family="presentation" style:parent-style-name="klee-2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2-outline9" style:family="presentation" style:parent-style-name="klee-2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page-layout style:name="PM3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bitmap" draw:fill-color="#355e00" draw:fill-gradient-name="Gradient_20_8" draw:fill-image-name="klee07" draw:fill-image-width="3.5cm" draw:fill-image-height="3.5cm"/>
    </style:style>
    <style:style style:name="dp2" style:family="drawing-page">
      <style:drawing-page-properties draw:background-size="border" draw:fill="bitmap" draw:fill-color="#355e00" draw:fill-gradient-name="Gradient_20_7" draw:fill-image-name="klee07" draw:fill-image-width="7cm" draw:fill-image-height="7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gr4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gr5" style:family="graphic" style:parent-style-name="standard">
      <style:graphic-properties draw:stroke="none" draw:fill="solid" draw:fill-color="#e6e6ff" draw:fill-gradient-name="Gradient_20_5" draw:opacity="100%" draw:opacity-name="Transparency_20_27" draw:textarea-horizontal-align="center" draw:textarea-vertical-align="middle" draw:shadow="hidden" draw:shadow-color="#808080" draw:shadow-opacity="75%"/>
    </style:style>
    <style:style style:name="gr6" style:family="graphic" style:parent-style-name="standard">
      <style:graphic-properties svg:stroke-width="0.25cm" svg:stroke-color="#00ae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pr1" style:family="presentation" style:parent-style-name="標準1-backgroundobjects">
      <style:graphic-properties draw:stroke="none" draw:fill-color="#e6e6ff" draw:opacity="60%" draw:textarea-horizontal-align="center" draw:textarea-vertical-align="middle" draw:shadow-opacity="60%"/>
    </style:style>
    <style:style style:name="pr2" style:family="presentation" style:parent-style-name="標準1-title">
      <style:graphic-properties draw:fill-color="#ffffff" draw:auto-grow-height="false" fo:min-height="3.507cm"/>
    </style:style>
    <style:style style:name="pr3" style:family="presentation" style:parent-style-name="標準1-outline1">
      <style:graphic-properties draw:fill-color="#ffffff" draw:auto-grow-height="false" fo:min-height="13.23cm"/>
    </style:style>
    <style:style style:name="pr4" style:family="presentation" style:parent-style-name="klee-2-backgroundobjects">
      <style:graphic-properties draw:stroke="none" draw:fill-color="#e6e6ff" draw:opacity="100%" draw:opacity-name="Transparency_20_29" draw:textarea-horizontal-align="center" draw:textarea-vertical-align="middle" draw:shadow-opacity="100%"/>
    </style:style>
    <style:style style:name="pr5" style:family="presentation" style:parent-style-name="klee-2-outline1" style:list-style-name="L3">
      <style:graphic-properties draw:fill-color="#ffffff" draw:auto-grow-height="false" fo:min-height="13.23cm"/>
    </style:style>
    <style:style style:name="pr6" style:family="presentation" style:parent-style-name="klee-2-backgroundobjects">
      <style:graphic-properties draw:stroke="none" draw:fill="solid" draw:fill-color="#333366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pr7" style:family="presentation" style:parent-style-name="klee-2-title">
      <style:graphic-properties draw:fill-color="#ffffff" draw:auto-grow-height="false" fo:min-height="3.507cm"/>
    </style:style>
    <style:style style:name="pr8" style:family="presentation" style:parent-style-name="klee-2-backgroundobjects">
      <style:graphic-properties draw:stroke="none" draw:fill-color="#5c8526" draw:opacity-name="Transparency_20_26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cm" fo:margin-right="0cm" fo:text-indent="-0.9cm"/>
    </style:style>
    <style:style style:name="P6" style:family="paragraph">
      <style:paragraph-properties fo:margin-left="2.07cm" fo:margin-right="0cm" fo:text-indent="-0.8cm"/>
    </style:style>
    <style:style style:name="P7" style:family="paragraph">
      <style:paragraph-properties fo:margin-left="3.14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5.68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3.6cm" fo:margin-right="0cm" fo:text-indent="-0.6cm"/>
    </style:style>
    <style:style style:name="P15" style:family="paragraph">
      <style:paragraph-properties fo:margin-left="6cm" fo:margin-right="0cm" fo:text-indent="-0.6cm"/>
    </style:style>
    <style:style style:name="P16" style:family="paragraph">
      <style:paragraph-properties fo:margin-left="7.2cm" fo:margin-right="0cm" fo:text-indent="-0.6cm"/>
    </style:style>
    <style:style style:name="P17" style:family="paragraph">
      <style:paragraph-properties fo:margin-left="8.4cm" fo:margin-right="0cm" fo:text-indent="-0.6cm"/>
    </style:style>
    <style:style style:name="P18" style:family="paragraph">
      <style:paragraph-properties fo:margin-left="9.6cm" fo:margin-right="0cm" fo:text-indent="-0.6cm"/>
    </style:style>
    <style:style style:name="P19" style:family="paragraph">
      <style:paragraph-properties fo:margin-left="10.8cm" fo:margin-right="0cm" fo:text-indent="-0.6cm"/>
    </style:style>
    <style:style style:name="P20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use-window-font-color="true" fo:font-family="Arial" style:font-family-generic="swiss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2cm" svg:x="2.794cm" svg:y="4.326cm" draw:page-number="2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標準1" style:page-layout-name="PM1" draw:style-name="dp1">
      <draw:rect presentation:style-name="pr1" draw:text-style-name="P3" draw:layer="backgroundobjects" svg:width="27.991cm" svg:height="21.006cm" svg:x="-0.001cm" svg:y="-0.001cm">
        <text:p text:style-name="P4"/>
      </draw:rect>
      <draw:rect draw:style-name="gr3" draw:text-style-name="P3" draw:layer="backgroundobjects" svg:width="24.992cm" svg:height="2.501cm" svg:x="0cm" svg:y="0.5cm">
        <text:p text:style-name="P4"/>
      </draw:rect>
      <draw:frame presentation:style-name="pr2" draw:text-style-name="P4" draw:layer="backgroundobjects" svg:width="23.992cm" svg:height="1.5cm" svg:x="0.499cm" svg:y="1cm" presentation:class="title">
        <draw:text-box>
          <text:p text:style-name="P4">請按一下鼠標，編輯標題文的格式。</text:p>
        </draw:text-box>
      </draw:frame>
      <draw:rect draw:style-name="gr4" draw:text-style-name="P3" draw:layer="backgroundobjects" svg:width="24.992cm" svg:height="17.295cm" svg:x="0cm" svg:y="3.21cm">
        <text:p text:style-name="P4"/>
      </draw:rect>
      <draw:frame presentation:style-name="pr3" draw:text-style-name="P10" draw:layer="backgroundobjects" svg:width="22.993cm" svg:height="16.005cm" svg:x="0.999cm" svg:y="4.001cm" presentation:class="outline">
        <draw:text-box>
          <text:list text:style-name="L2">
            <text:list-item>
              <text:p text:style-name="P5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6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gr5" draw:text-style-name="P12" draw:layer="backgroundobjects" svg:width="1.499cm" svg:height="1.5cm" svg:x="25.792cm" svg:y="19.005cm">
        <text:p text:style-name="P11"><text:span text:style-name="T2"><text:page-number>&lt;number&gt;</text:page-number></text:span></text:p>
      </draw:circle>
      <draw:line draw:style-name="gr6" draw:text-style-name="P3" draw:layer="backgroundobjects" svg:x1="0.25cm" svg:y1="3.103cm" svg:x2="25.242cm" svg:y2="3.103cm">
        <text:p text:style-name="P4"/>
      </draw:line>
      <presentation:notes style:page-layout-name="PM2">
        <draw:page-thumbnail presentation:style-name="標準1-title" draw:layer="backgroundobjects" svg:width="14.09cm" svg:height="9.67cm" svg:x="3.749cm" svg:y="2.683cm" presentation:class="page"/>
        <draw:frame presentation:style-name="標準1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klee-2" style:page-layout-name="PM1" draw:style-name="dp2">
      <office:forms form:automatic-focus="false" form:apply-design-mode="false"/>
      <draw:rect presentation:style-name="pr4" draw:text-style-name="P3" draw:layer="backgroundobjects" svg:width="27.991cm" svg:height="21.006cm" svg:x="-0.001cm" svg:y="-0.001cm">
        <text:p text:style-name="P4"/>
      </draw:rect>
      <draw:frame presentation:style-name="pr5" draw:text-style-name="P10" draw:layer="backgroundobjects" svg:width="3.599cm" svg:height="1.2cm" svg:x="1.399cm" svg:y="18.505cm" presentation:class="outline">
        <draw:text-box>
          <text:list text:style-name="L3">
            <text:list-item>
              <text:p text:style-name="P10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13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6" draw:text-style-name="P20" draw:layer="backgroundobjects" svg:width="27.991cm" svg:height="10.503cm" svg:x="-0.001cm" svg:y="5.251cm">
        <text:p text:style-name="P4"/>
      </draw:rect>
      <draw:frame presentation:style-name="pr7" draw:text-style-name="P4" draw:layer="backgroundobjects" svg:width="2.999cm" svg:height="2.501cm" svg:x="22.992cm" svg:y="17.705cm" presentation:class="title">
        <draw:text-box>
          <text:p text:style-name="P4">請按一鼠標，編輯標題文的格式。</text:p>
        </draw:text-box>
      </draw:frame>
      <draw:rect presentation:style-name="pr8" draw:text-style-name="P3" draw:layer="backgroundobjects" svg:width="27.991cm" svg:height="1.25cm" svg:x="-0.001cm" svg:y="15.754cm">
        <text:p text:style-name="P4"/>
      </draw:rect>
      <presentation:notes style:page-layout-name="PM3">
        <office:forms form:automatic-focus="false" form:apply-design-mode="false"/>
        <draw:page-thumbnail presentation:style-name="klee-2-title" draw:layer="backgroundobjects" svg:width="14.09cm" svg:height="9.67cm" svg:x="3.749cm" svg:y="2.683cm" presentation:class="page"/>
        <draw:frame presentation:style-name="klee-2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Mike Dalal</meta:initial-creator>
    <meta:creation-date>2008-06-04T14:02:13</meta:creation-date>
    <dc:creator>Mike Dalal</dc:creator>
    <dc:date>2008-08-08T14:03:46</dc:date>
    <meta:printed-by>Mike Dalal</meta:printed-by>
    <meta:print-date>2008-06-04T14:43:54</meta:print-date>
    <meta:editing-cycles>51</meta:editing-cycles>
    <meta:editing-duration>P10DT14H49M19S</meta:editing-duration>
    <meta:user-defined meta:name="Info 1"/>
    <meta:user-defined meta:name="Info 2"/>
    <meta:user-defined meta:name="Info 3"/>
    <meta:user-defined meta:name="Info 4"/>
    <meta:document-statistic meta:object-count="1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876cm" svg:height="3.868cm" chart:class="chart:bar" chart:style-name="ch1">
        <chart:legend chart:legend-position="end" svg:x="4.794cm" svg:y="1.278cm" chart:style-name="ch2"/>
        <chart:plot-area chart:style-name="ch3" chart:data-source-has-labels="both" svg:x="2.356cm" svg:y="-0.001cm" svg:width="4.517cm" svg:height="3.633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